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099C000038BD3C835811.svm" manifest:media-type=""/>
  <manifest:file-entry manifest:full-path="Pictures/10000000000009500000023832C36E14.png" manifest:media-type=""/>
  <manifest:file-entry manifest:full-path="Pictures/100002010000016300000050DAFB9A0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4.868cm"/>
    </style:style>
    <style:style style:name="Tabla2.B" style:family="table-column">
      <style:table-column-properties style:column-width="12.144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2.434cm"/>
    </style:style>
    <style:style style:name="Tabla3.B" style:family="table-column">
      <style:table-column-properties style:column-width="3.678cm"/>
    </style:style>
    <style:style style:name="Tabla3.C" style:family="table-column">
      <style:table-column-properties style:column-width="4.438cm"/>
    </style:style>
    <style:style style:name="Tabla3.D" style:family="table-column">
      <style:table-column-properties style:column-width="1.556cm"/>
    </style:style>
    <style:style style:name="Tabla3.E" style:family="table-column">
      <style:table-column-properties style:column-width="4.907cm"/>
    </style:style>
    <style:style style:name="Tabla3.A1" style:family="table-cell">
      <style:table-cell-properties fo:padding="0.097cm" fo:border="none"/>
    </style:style>
    <style:style style:name="Tab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.819cm" style:rel-column-width="7010*"/>
    </style:style>
    <style:style style:name="Tabla4.B" style:family="table-column">
      <style:table-column-properties style:column-width="1.655cm" style:rel-column-width="6378*"/>
    </style:style>
    <style:style style:name="Tabla4.C" style:family="table-column">
      <style:table-column-properties style:column-width="8.565cm" style:rel-column-width="33019*"/>
    </style:style>
    <style:style style:name="Tabla4.D" style:family="table-column">
      <style:table-column-properties style:column-width="4.962cm" style:rel-column-width="1912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.852cm" style:rel-column-width="7139*"/>
    </style:style>
    <style:style style:name="Tabla5.B" style:family="table-column">
      <style:table-column-properties style:column-width="7.408cm" style:rel-column-width="28558*"/>
    </style:style>
    <style:style style:name="Tabla5.C" style:family="table-column">
      <style:table-column-properties style:column-width="7.74cm" style:rel-column-width="29838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4.433cm" style:rel-column-width="17087*"/>
    </style:style>
    <style:style style:name="Tabla6.B" style:family="table-column">
      <style:table-column-properties style:column-width="12.568cm" style:rel-column-width="48448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Tahoma" fo:font-size="10pt" style:font-size-asian="10.5pt"/>
    </style:style>
    <style:style style:name="P2" style:family="paragraph" style:parent-style-name="CuerpoTabla">
      <style:text-properties officeooo:rsid="00166289" officeooo:paragraph-rsid="00166289"/>
    </style:style>
    <style:style style:name="P3" style:family="paragraph" style:parent-style-name="CuerpoTabla">
      <style:text-properties officeooo:rsid="00198f1b" officeooo:paragraph-rsid="00198f1b"/>
    </style:style>
    <style:style style:name="P4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6" style:family="paragraph" style:parent-style-name="TituloDemostrativo" style:master-page-name="PortadaDemostrativos">
      <style:paragraph-properties style:page-number="auto"/>
      <style:text-properties officeooo:rsid="00115d88" officeooo:paragraph-rsid="00115d88"/>
    </style:style>
    <style:style style:name="P7" style:family="paragraph" style:parent-style-name="Nivel1" style:master-page-name="Pagina">
      <style:paragraph-properties style:page-number="auto"/>
    </style:style>
    <style:style style:name="P8" style:family="paragraph" style:parent-style-name="TablaContenidosDemostrativo" style:master-page-name="Pagina">
      <style:paragraph-properties style:page-number="auto"/>
    </style:style>
    <style:style style:name="P9" style:family="paragraph" style:parent-style-name="Textos" style:master-page-name="Pagina">
      <style:paragraph-properties style:page-number="auto"/>
    </style:style>
    <style:style style:name="P10" style:family="paragraph" style:parent-style-name="Textos">
      <style:text-properties officeooo:rsid="001f6a16" officeooo:paragraph-rsid="001f6a16"/>
    </style:style>
    <style:style style:name="P11" style:family="paragraph" style:parent-style-name="CuerpoTabla">
      <style:text-properties officeooo:rsid="001f6a16" officeooo:paragraph-rsid="001f6a16"/>
    </style:style>
    <style:style style:name="T1" style:family="text">
      <style:text-properties officeooo:rsid="0016b2d2"/>
    </style:style>
    <style:style style:name="T2" style:family="text">
      <style:text-properties officeooo:rsid="00189460"/>
    </style:style>
    <style:style style:name="T3" style:family="text">
      <style:text-properties officeooo:rsid="00198f1b"/>
    </style:style>
    <style:style style:name="T4" style:family="text">
      <style:text-properties officeooo:rsid="001f6a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R0.<text:span text:style-name="T3">16</text:span></text:p>
      <text:p text:style-name="Standard"/>
      <text:p text:style-name="SubtituloPortadaYDemostrativos">Tipo de documento: Acta</text:p>
      <text:p text:style-name="SubtituloPortadaYDemostrativos"><text:span text:style-name="T4">12</text:span>/<text:span text:style-name="T1">03</text:span>/1<text:span text:style-name="T3">4</text:span></text:p>
      <text:p text:style-name="SubtituloPortadaYDemostrativos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ituloColumnaTabla">Identificador del documento:</text:p>
          </table:table-cell>
          <table:table-cell table:style-name="Tabla2.B1" office:value-type="string">
            <text:p text:style-name="P2">AR0.<text:span text:style-name="T3">16</text:span></text:p>
          </table:table-cell>
        </table:table-row>
        <table:table-row>
          <table:table-cell table:style-name="Tabla2.A2" office:value-type="string">
            <text:p text:style-name="TituloColumnaTabla">Fecha:</text:p>
          </table:table-cell>
          <table:table-cell table:style-name="Tabla2.B2" office:value-type="string">
            <text:p text:style-name="CuerpoTabla"><text:span text:style-name="T4">12</text:span>/<text:span text:style-name="T1">03</text:span>/201<text:span text:style-name="T1">4</text:span></text:p>
          </table:table-cell>
        </table:table-row>
        <table:table-row>
          <table:table-cell table:style-name="Tabla2.A2" office:value-type="string">
            <text:p text:style-name="TituloColumnaTabla">Actividad:</text:p>
          </table:table-cell>
          <table:table-cell table:style-name="Tabla2.B2" office:value-type="string">
            <text:p text:style-name="CuerpoTabla">Acta de reunión semanal.</text:p>
          </table:table-cell>
        </table:table-row>
        <table:table-row>
          <table:table-cell table:style-name="Tabla2.A2" office:value-type="string">
            <text:p text:style-name="TituloColumnaTabla">Estado del documento:</text:p>
          </table:table-cell>
          <table:table-cell table:style-name="Tabla2.B2" office:value-type="string">
            <text:p text:style-name="CuerpoTabla">Completo</text:p>
          </table:table-cell>
        </table:table-row>
        <table:table-row>
          <table:table-cell table:style-name="Tabla2.A2" office:value-type="string">
            <text:p text:style-name="TituloColumnaTabla">Enlace del documento:</text:p>
          </table:table-cell>
          <table:table-cell table:style-name="Tabla2.B2" office:value-type="string">
            <text:p text:style-name="CuerpoTabla"/>
          </table:table-cell>
        </table:table-row>
      </table:table>
      <text:p text:style-name="Textos"/>
      <text:p text:style-name="Textos"/>
      <text:p text:style-name="Textos"/>
      <text:p text:style-name="P9">Datos de la entrega: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"/>
          </table:table-cell>
          <table:table-cell table:style-name="Tabla3.B1" office:value-type="string">
            <text:p text:style-name="TituloColumnaTabla">Nombre</text:p>
          </table:table-cell>
          <table:table-cell table:style-name="Tabla3.B1" office:value-type="string">
            <text:p text:style-name="TituloColumnaTabla">Compañía / Actividad</text:p>
          </table:table-cell>
          <table:table-cell table:style-name="Tabla3.B1" office:value-type="string">
            <text:p text:style-name="TituloColumnaTabla">Fecha</text:p>
          </table:table-cell>
          <table:table-cell table:style-name="Tabla3.E1" office:value-type="string">
            <text:p text:style-name="TituloColumnaTabla">Firma</text:p>
          </table:table-cell>
        </table:table-row>
        <table:table-row>
          <table:table-cell table:style-name="Tabla3.B1" office:value-type="string">
            <text:p text:style-name="TituloColumnaTabla"/>
            <text:p text:style-name="TituloColumnaTabla">Autor</text:p>
            <text:p text:style-name="TituloColumnaTabla"/>
          </table:table-cell>
          <table:table-cell table:style-name="Tabla3.B2" office:value-type="string">
            <text:p text:style-name="CuerpoTabla">Manuel Cid Gómez</text:p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><text:span text:style-name="T4">12</text:span>/<text:span text:style-name="T1">03</text:span>/1<text:span text:style-name="T1">4</text:span></text:p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Verific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Revis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  <table:table-row>
          <table:table-cell table:style-name="Tabla3.B2" office:value-type="string">
            <text:p text:style-name="TituloColumnaTabla"/>
            <text:p text:style-name="TituloColumnaTabla">Aprobado por</text:p>
            <text:p text:style-name="TituloColumna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B2" office:value-type="string">
            <text:p text:style-name="CuerpoTabla"/>
          </table:table-cell>
          <table:table-cell table:style-name="Tabla3.E2" office:value-type="string">
            <text:p text:style-name="CuerpoTabla"/>
          </table:table-cell>
        </table:table-row>
      </table:table>
      <text:p text:style-name="Textos"/>
      <text:p text:style-name="Textos">Log del documento: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TituloColumnaTabla">Versión</text:p>
          </table:table-cell>
          <table:table-cell table:style-name="Tabla4.A1" office:value-type="string">
            <text:p text:style-name="TituloColumnaTabla">Fecha</text:p>
          </table:table-cell>
          <table:table-cell table:style-name="Tabla4.A1" office:value-type="string">
            <text:p text:style-name="TituloColumnaTabla">Comentario</text:p>
          </table:table-cell>
          <table:table-cell table:style-name="Tabla4.D1" office:value-type="string">
            <text:p text:style-name="TituloColumnaTabla">Autor</text:p>
          </table:table-cell>
        </table:table-row>
        <table:table-row>
          <table:table-cell table:style-name="Tabla4.A2" office:value-type="string">
            <text:p text:style-name="CuerpoTabla">v1</text:p>
          </table:table-cell>
          <table:table-cell table:style-name="Tabla4.A2" office:value-type="string">
            <text:p text:style-name="CuerpoTabla"><text:span text:style-name="T4">12</text:span>/<text:span text:style-name="T1">03</text:span>/1<text:span text:style-name="T1">4</text:span></text:p>
          </table:table-cell>
          <table:table-cell table:style-name="Tabla4.A2" office:value-type="string">
            <text:p text:style-name="CuerpoTabla"/>
          </table:table-cell>
          <table:table-cell table:style-name="Tabla4.D2" office:value-type="string">
            <text:p text:style-name="CuerpoTabla">Manuel Cid Gómez</text:p>
          </table:table-cell>
        </table:table-row>
      </table:table>
      <text:p text:style-name="Textos"/>
      <text:p text:style-name="Textos">Registro de cambios del documento:</text:p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TituloColumnaTabla">Versión</text:p>
          </table:table-cell>
          <table:table-cell table:style-name="Tabla5.A1" office:value-type="string">
            <text:p text:style-name="TituloColumnaTabla">Item</text:p>
          </table:table-cell>
          <table:table-cell table:style-name="Tabla5.C1" office:value-type="string">
            <text:p text:style-name="TituloColumnaTabla">Motivo del cambio</text:p>
          </table:table-cell>
        </table:table-row>
        <table:table-row>
          <table:table-cell table:style-name="Tabla5.A2" office:value-type="string">
            <text:p text:style-name="CuerpoTabla"/>
          </table:table-cell>
          <table:table-cell table:style-name="Tabla5.A2" office:value-type="string">
            <text:p text:style-name="CuerpoTabla"/>
          </table:table-cell>
          <table:table-cell table:style-name="Tabla5.C2" office:value-type="string">
            <text:p text:style-name="CuerpoTabla"/>
          </table:table-cell>
        </table:table-row>
      </table:table>
      <text:p text:style-name="Text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SubtituloPortadaYDemostrativos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8">Tabla de contenido</text:p>
          </text:index-title>
          <text:p text:style-name="P4"><text:a xlink:type="simple" xlink:href="#__RefHeading__1803_1352885363" text:style-name="Index_20_Link" text:visited-style-name="Index_20_Link">Datos de la reunión:<text:tab/>4</text:a></text:p>
          <text:p text:style-name="P5"><text:a xlink:type="simple" xlink:href="#__RefHeading__744_302876939" text:style-name="Index_20_Link" text:visited-style-name="Index_20_Link">Tabla 01. Datos de la reunión, 2014<text:tab/>4</text:a></text:p>
          <text:p text:style-name="P4"><text:a xlink:type="simple" xlink:href="#__RefHeading__746_302876939" text:style-name="Index_20_Link" text:visited-style-name="Index_20_Link">Puntos del orden del día:<text:tab/>4</text:a></text:p>
          <text:p text:style-name="P4"><text:a xlink:type="simple" xlink:href="#__RefHeading__748_302876939" text:style-name="Index_20_Link" text:visited-style-name="Index_20_Link">Resumen de los puntos tratados:<text:tab/>4</text:a></text:p>
        </text:index-body>
      </text:table-of-content>
      <text:p text:style-name="Nivel1"/>
      <text:p text:style-name="Standard"/>
      <text:p text:style-name="SubtituloPortadaYDemostrativos"/>
      <text:p text:style-name="SubtituloPortadaYDemostrativos"/>
      <text:p text:style-name="SubtituloPortadaYDemostrativos"/>
      <text:p text:style-name="SubtituloPortadaYDemostrativos"/>
      <text:p text:style-name="P7"><text:bookmark-start text:name="__RefHeading__1803_1352885363"/>Datos de la reunión:<text:bookmark-end text:name="__RefHeading__1803_1352885363"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TituloColumnaTabla">Fecha de celebración:</text:p>
          </table:table-cell>
          <table:table-cell table:style-name="Tabla6.B1" office:value-type="string">
            <text:p text:style-name="CuerpoTabla"><text:span text:style-name="T4">12</text:span>/<text:span text:style-name="T1">03</text:span>/201<text:span text:style-name="T1">4</text:span></text:p>
          </table:table-cell>
        </table:table-row>
        <table:table-row>
          <table:table-cell table:style-name="Tabla6.A2" office:value-type="string">
            <text:p text:style-name="TituloColumnaTabla">Lugar de celebración:</text:p>
          </table:table-cell>
          <table:table-cell table:style-name="Tabla6.B2" office:value-type="string">
            <text:p text:style-name="CuerpoTabla">Laboratorio 40 – Edificio Politécnico – Campus Orense</text:p>
          </table:table-cell>
        </table:table-row>
        <table:table-row>
          <table:table-cell table:style-name="Tabla6.A2" office:value-type="string">
            <text:p text:style-name="TituloColumnaTabla">Hora de inicio:</text:p>
          </table:table-cell>
          <table:table-cell table:style-name="Tabla6.B2" office:value-type="string">
            <text:p text:style-name="P3">15:30</text:p>
          </table:table-cell>
        </table:table-row>
        <table:table-row>
          <table:table-cell table:style-name="Tabla6.A2" office:value-type="string">
            <text:p text:style-name="TituloColumnaTabla">Hora de fiscalización:</text:p>
          </table:table-cell>
          <table:table-cell table:style-name="Tabla6.B2" office:value-type="string">
            <text:p text:style-name="P3">16:<text:span text:style-name="T4">15</text:span></text:p>
          </table:table-cell>
        </table:table-row>
        <table:table-row>
          <table:table-cell table:style-name="Tabla6.A2" office:value-type="string">
            <text:p text:style-name="TituloColumnaTabla">Asistentes:</text:p>
          </table:table-cell>
          <table:table-cell table:style-name="Tabla6.B2" office:value-type="string">
            <text:p text:style-name="CuerpoTabla">Javier Rodeiro</text:p>
            <text:p text:style-name="CuerpoTabla">Manuel Cid</text:p>
            <text:p text:style-name="CuerpoTabla">Roberto Rosende</text:p>
            <text:p text:style-name="CuerpoTabla">Silvia Carrera</text:p>
            <text:p text:style-name="P11">Raúl Piñeiro</text:p>
          </table:table-cell>
        </table:table-row>
      </table:table>
      <text:p text:style-name="PieTablaIlustraciones"><text:bookmark-start text:name="__RefHeading__744_302876939"/>Tabla 01. Datos de la reunión, 201<text:span text:style-name="T2">4</text:span><text:bookmark-end text:name="__RefHeading__744_302876939"/></text:p>
      <text:p text:style-name="Textos"/>
      <text:p text:style-name="Nivel1"><text:bookmark-start text:name="__RefHeading__746_302876939"/>Puntos del orden del día:<text:bookmark-end text:name="__RefHeading__746_302876939"/></text:p>
      <text:p text:style-name="Enumeraciones">- Estado de tareas pendientes.</text:p>
      <text:p text:style-name="Enumeraciones">- Asignación de nuevas tareas.</text:p>
      <text:p text:style-name="Enumeraciones">- Evaluación del proyecto.</text:p>
      <text:p text:style-name="Textos"/>
      <text:p text:style-name="Nivel1"><text:bookmark-start text:name="__RefHeading__748_302876939"/>Resumen de los puntos tratados:<text:bookmark-end text:name="__RefHeading__748_302876939"/></text:p>
      <text:p text:style-name="P10">Para Manuel , mandar un listado de cada uno del código de acceso para usar la versión 3 del parseado en python.</text:p>
      <text:p text:style-name="P10">Otra actividad no completada es comprobar si se dispone de 20 Pentium 4.</text:p>
      <text:p text:style-name="P10">Al día de hoy a la tarde se hará la medición de Amperaje.</text:p>
      <text:p text:style-name="P10">Para los appliance ,montarles a cada uno de ellos una segunda tarjeta de red ,comprobar que funcionen y dar de alta esa tarjeta de red en la herramienta.</text:p>
      <text:p text:style-name="P10">Optimizar y ordenar en laboratorio.</text:p>
      <text:p text:style-name="P10">Crear un manual sencillo de uso de la versión 3 del parseado.</text:p>
      <text:p text:style-name="P10"><text:soft-page-break/>Todo lo que se procese empaquetarlo y subirlo al city.</text:p>
      <text:p text:style-name="P10">En las horas de cada uno cuando se procesen equipos identificar el número.</text:p>
      <text:p text:style-name="P10">Para Silvia unificar las informaciones de voltajes en un documento.</text:p>
      <text:p text:style-name="P10">Sobre lo de las tarjetas de red,añadirle al equipo nuevo una también.</text:p>
      <text:p text:style-name="P10">Para Roberto acabar lo del CD de la versión 3 de python y lo de la distro del appliance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family="Tahoma" style:font-style-name="Normal" style:font-family-generic="swiss" style:font-pitch="variable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family="Tahoma" style:font-style-name="Negrita" style:font-family-generic="swiss" style:font-pitch="variable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family="Tahoma" style:font-style-name="Normal" style:font-family-generic="swiss" style:font-pitch="variable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family="Tahoma" style:font-style-name="Normal" style:font-family-generic="swiss" style:font-pitch="variable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7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/text:p>
      </style:header>
      <style:footer>
        <text:p text:style-name="Footer"><draw:frame draw:style-name="Mfr2" draw:name="gráficos1" text:anchor-type="paragraph" svg:width="17cm" svg:height="4.05cm" draw:z-index="3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8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7:30:00.587204812</meta:creation-date>
    <meta:editing-duration>PT7M7S</meta:editing-duration>
    <meta:editing-cycles>5</meta:editing-cycles>
    <meta:generator>LibreOffice/4.1.3.2$Linux_X86_64 LibreOffice_project/410m0$Build-2</meta:generator>
    <dc:date>2014-03-12T17:50:11.208549634</dc:date>
    <dc:creator>Manuel </dc:creator>
    <meta:document-statistic meta:table-count="5" meta:image-count="3" meta:object-count="0" meta:page-count="5" meta:paragraph-count="74" meta:word-count="320" meta:character-count="1869" meta:non-whitespace-character-count="1582"/>
  </office:meta>
</office:document-meta>
</file>